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loext:graphic-properties draw:fill="solid" draw:fill-color="#ffffff" draw:opacity="100%"/>
      <style:paragraph-properties fo:background-color="#ffffff"/>
      <style:text-properties style:font-name="Arial" fo:font-size="11.5pt" style:font-name-asian="Times New Roman" style:font-size-asian="11.5pt" style:font-name-complex="Arial" style:font-size-complex="11.5pt"/>
    </style:style>
    <style:style style:name="P3" style:family="paragraph" style:parent-style-name="Standard" style:master-page-name="MP0">
      <style:paragraph-properties style:page-number="auto" fo:break-before="page"/>
      <style:text-properties officeooo:rsid="000577f3" officeooo:paragraph-rsid="000577f3"/>
    </style:style>
    <style:style style:name="P4" style:family="paragraph" style:parent-style-name="Text_20_body">
      <style:text-properties officeooo:paragraph-rsid="000577f3"/>
    </style:style>
    <style:style style:name="P5" style:family="paragraph" style:parent-style-name="Text_20_body" style:list-style-name="L1">
      <style:text-properties officeooo:paragraph-rsid="000577f3"/>
    </style:style>
    <style:style style:name="P6" style:family="paragraph" style:parent-style-name="Text_20_body">
      <style:text-properties officeooo:paragraph-rsid="00069e71"/>
    </style:style>
    <style:style style:name="P7" style:family="paragraph" style:parent-style-name="Text_20_body" style:list-style-name="L3">
      <style:text-properties officeooo:paragraph-rsid="0008084e"/>
    </style:style>
    <style:style style:name="P8" style:family="paragraph" style:parent-style-name="Text_20_body">
      <style:text-properties officeooo:paragraph-rsid="0008084e"/>
    </style:style>
    <style:style style:name="P9" style:family="paragraph" style:parent-style-name="Text_20_body" style:list-style-name="L4">
      <style:text-properties officeooo:paragraph-rsid="00069e71"/>
    </style:style>
    <style:style style:name="P10" style:family="paragraph" style:parent-style-name="Text_20_body" style:list-style-name="L4">
      <style:text-properties officeooo:paragraph-rsid="0008084e"/>
    </style:style>
    <style:style style:name="P11" style:family="paragraph" style:parent-style-name="Text_20_body">
      <style:paragraph-properties fo:break-before="page"/>
      <style:text-properties officeooo:paragraph-rsid="00069e71"/>
    </style:style>
    <style:style style:name="P12" style:family="paragraph" style:parent-style-name="Normal">
      <loext:graphic-properties draw:fill="solid" draw:fill-color="#ffffff" draw:opacity="100%"/>
      <style:paragraph-properties fo:background-color="#ffffff"/>
    </style:style>
    <style:style style:name="P13" style:family="paragraph" style:parent-style-name="Normal">
      <loext:graphic-properties draw:fill="solid" draw:fill-color="#ffffff" draw:opacity="100%"/>
      <style:paragraph-properties fo:background-color="#ffffff"/>
      <style:text-properties style:font-name="Arial" fo:font-size="11.5pt" officeooo:paragraph-rsid="000577f3" style:font-name-asian="Times New Roman" style:font-size-asian="11.5pt" style:font-name-complex="Arial" style:font-size-complex="11.5pt"/>
    </style:style>
    <style:style style:name="P14" style:family="paragraph" style:parent-style-name="Normal">
      <style:paragraph-properties>
        <style:tab-stops>
          <style:tab-stop style:position="6.9252in" style:type="right" style:leader-style="dotted" style:leader-text="."/>
        </style:tab-stops>
      </style:paragraph-properties>
    </style:style>
    <style:style style:name="P15" style:family="paragraph" style:parent-style-name="Heading_20_1">
      <style:text-properties officeooo:paragraph-rsid="000577f3"/>
    </style:style>
    <style:style style:name="P16" style:family="paragraph" style:parent-style-name="Heading_20_1">
      <style:text-properties officeooo:paragraph-rsid="0008084e"/>
    </style:style>
    <style:style style:name="P17" style:family="paragraph" style:parent-style-name="Heading_20_2">
      <style:text-properties officeooo:paragraph-rsid="000577f3"/>
    </style:style>
    <style:style style:name="P18" style:family="paragraph" style:parent-style-name="Heading_20_2">
      <style:text-properties officeooo:paragraph-rsid="0008084e"/>
    </style:style>
    <style:style style:name="P19" style:family="paragraph" style:parent-style-name="Heading_20_3">
      <style:text-properties officeooo:paragraph-rsid="0008084e"/>
    </style:style>
    <style:style style:name="T1" style:family="text">
      <style:text-properties officeooo:rsid="000577f3"/>
    </style:style>
    <style:style style:name="T2" style:family="text">
      <style:text-properties style:font-name="Arial" fo:font-size="11.5pt" style:font-name-asian="Times New Roman" style:font-size-asian="11.5pt" style:font-name-complex="Arial" style:font-size-complex="11.5pt"/>
    </style:style>
    <style:style style:name="T3" style:family="text">
      <style:text-properties officeooo:rsid="00069e71"/>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08084e" style:font-size-asian="12pt" style:font-weight-asian="normal" style:font-size-complex="12pt"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069e71" style:font-size-asian="14pt" style:font-weight-asian="bold" style:font-size-complex="14pt" style:font-weight-complex="bold"/>
    </style:style>
    <style:style style:name="T8" style:family="text">
      <style:text-properties fo:font-size="14pt" fo:font-weight="bold" officeooo:rsid="0008084e" style:font-size-asian="14pt" style:font-weight-asian="bold" style:font-size-complex="14pt" style:font-weight-complex="bold"/>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officeooo:rsid="0008084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20_style"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Requirements Spec Section 2</text:p>
      <text:p text:style-name="Subtitle">Team TechOps</text:p>
      <text:p text:style-name="Text_20_body"/>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4"><text:a xlink:type="simple" xlink:href="#__RefHeading___Toc359_599735868">1 – Introduction<text:tab/>1</text:a></text:p>
          <text:p text:style-name="P14"><text:a xlink:type="simple" xlink:href="#__RefHeading___Toc361_599735868">1.1 – Purpose<text:tab/>1</text:a></text:p>
          <text:p text:style-name="P14"><text:a xlink:type="simple" xlink:href="#__RefHeading___Toc363_599735868">1.2 – Intended Audience and Reading Suggestions<text:tab/>2</text:a></text:p>
          <text:p text:style-name="P14"><text:a xlink:type="simple" xlink:href="#__RefHeading___Toc365_599735868">1.3 – Product Scope<text:tab/>2</text:a></text:p>
          <text:p text:style-name="P14"><text:a xlink:type="simple" xlink:href="#__RefHeading___Toc367_599735868">2 – Overall Description<text:tab/>2</text:a></text:p>
          <text:p text:style-name="P14"><text:a xlink:type="simple" xlink:href="#__RefHeading___Toc210_1036708761">2.1 – Product Perspective<text:tab/>2</text:a></text:p>
          <text:p text:style-name="P14"><text:a xlink:type="simple" xlink:href="#__RefHeading___Toc212_1036708761">2.2 – Product Functions<text:tab/>2</text:a></text:p>
          <text:p text:style-name="P14"><text:a xlink:type="simple" xlink:href="#__RefHeading___Toc214_1036708761">2.3 – User Classes<text:tab/>3</text:a></text:p>
          <text:p text:style-name="P14"><text:a xlink:type="simple" xlink:href="#__RefHeading___Toc216_1036708761">2.4 – Operating Environment<text:tab/>3</text:a></text:p>
          <text:p text:style-name="P14"><text:a xlink:type="simple" xlink:href="#__RefHeading___Toc369_599735868">2.5 – Design and Implementation Constraints<text:tab/>3</text:a></text:p>
          <text:p text:style-name="P14"><text:a xlink:type="simple" xlink:href="#__RefHeading___Toc220_1036708761">2.6 – User Documentation<text:tab/>3</text:a></text:p>
          <text:p text:style-name="P14"><text:a xlink:type="simple" xlink:href="#__RefHeading___Toc222_1036708761">2.7 – Assumptions and Dependencies<text:tab/>4</text:a></text:p>
          <text:p text:style-name="P14"><text:a xlink:type="simple" xlink:href="#__RefHeading___Toc371_599735868">3 – External Interface Requirements<text:tab/>4</text:a></text:p>
          <text:p text:style-name="P14"><text:a xlink:type="simple" xlink:href="#__RefHeading___Toc373_599735868">3.1 – User Interfaces<text:tab/>4</text:a></text:p>
          <text:p text:style-name="P14"><text:a xlink:type="simple" xlink:href="#__RefHeading___Toc375_599735868">3.2 – Hardware Interfaces<text:tab/>4</text:a></text:p>
          <text:p text:style-name="P14"><text:a xlink:type="simple" xlink:href="#__RefHeading___Toc377_599735868">3.3 – Software Interfaces<text:tab/>5</text:a></text:p>
          <text:p text:style-name="P14"><text:a xlink:type="simple" xlink:href="#__RefHeading___Toc379_599735868">3.4 – Communications Interfaces<text:tab/>5</text:a></text:p>
          <text:p text:style-name="P14"><text:a xlink:type="simple" xlink:href="#__RefHeading___Toc398_599735868">4 – System Features<text:tab/>5</text:a></text:p>
          <text:p text:style-name="P14"><text:a xlink:type="simple" xlink:href="#__RefHeading___Toc383_599735868">4.1 – Capture &amp; Monitor Images<text:tab/>5</text:a></text:p>
          <text:p text:style-name="P14"><text:a xlink:type="simple" xlink:href="#__RefHeading___Toc385_599735868">4.1.1 – Description and Priority<text:tab/>5</text:a></text:p>
          <text:p text:style-name="P14"><text:a xlink:type="simple" xlink:href="#__RefHeading___Toc387_599735868">4.1.2 – Stimulus/Response Sequences<text:tab/>5</text:a></text:p>
          <text:p text:style-name="P14"><text:a xlink:type="simple" xlink:href="#__RefHeading___Toc389_599735868">4.1.3 – Functional Requirements<text:tab/>5</text:a></text:p>
          <text:p text:style-name="P14"><text:a xlink:type="simple" xlink:href="#__RefHeading___Toc391_599735868">5 – Other Nonfunctional Requirements<text:tab/>6</text:a></text:p>
          <text:p text:style-name="P14"><text:a xlink:type="simple" xlink:href="#__RefHeading___Toc393_599735868">5.1 – Performance Requirements<text:tab/>6</text:a></text:p>
          <text:p text:style-name="P14"><text:a xlink:type="simple" xlink:href="#__RefHeading___Toc395_599735868">5.2 – Software Quality Attributes<text:tab/>6</text:a></text:p>
        </text:index-body>
      </text:table-of-content>
      <text:p text:style-name="Standard"/>
      <text:h text:style-name="P17" text:outline-level="2"><text:bookmark-start text:name="__RefHeading___Toc359_599735868"/>1 – Introduction<text:bookmark-end text:name="__RefHeading___Toc359_599735868"/></text:h>
      <text:h text:style-name="Heading_20_1" text:outline-level="1"><text:bookmark-start text:name="__RefHeading___Toc361_599735868"/>1.1 – Purpose<text:bookmark-end text:name="__RefHeading___Toc361_599735868"/></text:h>
      <text:p text:style-name="P12"><text:span text:style-name="T2">The product that is covered by this SRS relates to a parking monitoring system. This parking monitoring system will keep track of available spaces in a parking lot. This SRS will cover the entire requirements of the parking monitoring system.</text:span></text:p>
      <text:p text:style-name="Standard"/>
      <text:h text:style-name="Heading_20_1" text:outline-level="1"><text:bookmark-start text:name="__RefHeading___Toc363_599735868"/><text:soft-page-break/>1.<text:span text:style-name="T1">2</text:span> – Intended Audience and Reading Suggestions<text:bookmark-end text:name="__RefHeading___Toc363_599735868"/></text:h>
      <text:p text:style-name="P2">The intended audience for this SRS are developers and testers, because this system is more of a research project than a product built for a client. This SRS document covers the purpose of the system, and the functional and nonfunctional requirements of the system. </text:p>
      <text:p text:style-name="P2">The functional requirements include the interface requirements and system features. The non-function requirements will include requirements such as performance and security. The non-functional requirements will also include any user functions under specific circumstances.</text:p>
      <text:p text:style-name="P2">&lt;Suggest a sequence for reading the document, </text:p>
      <text:p text:style-name="P2">beginning with the overview sections and proceeding through the sections that are most pertinent </text:p>
      <text:p text:style-name="P2">to each reader type.&gt;</text:p>
      <text:p text:style-name="P2"/>
      <text:h text:style-name="Heading_20_1" text:outline-level="1"><text:bookmark-start text:name="__RefHeading___Toc365_599735868"/>1.<text:span text:style-name="T1">3</text:span> – Product Scope<text:bookmark-end text:name="__RefHeading___Toc365_599735868"/></text:h>
      <text:p text:style-name="P13">The main purpose of the parking monitoring system is to provide a way of monitoring available spaces in the parking lot. The system will track available spaces and output the number of spaces in an external interface. This will help drivers in a vehicle to see which parking lot has available spaces instead of going through a parking lot blindly without knowing if there are any available spaces. Another objective of this system is to offer a system with minimal hardware cost by using budget cameras to capture data of the parking lot. </text:p>
      <text:p text:style-name="P2"/>
      <text:h text:style-name="Heading_20_2" text:outline-level="2"><text:bookmark-start text:name="__RefHeading___Toc367_599735868"/>2 – Overall Description<text:bookmark-end text:name="__RefHeading___Toc367_599735868"/></text:h>
      <text:h text:style-name="Heading_20_1" text:outline-level="1"><text:bookmark-start text:name="__RefHeading___Toc210_1036708761"/>2.1 – Product Perspective<text:bookmark-end text:name="__RefHeading___Toc210_1036708761"/></text:h>
      <text:p text:style-name="Text_20_body"/>
      <text:p text:style-name="Text_20_body">The product is meant to be a standalone system that accomplishes the tasks laid out in the following Product Functions section. Specifically, the product will allow monitoring of parking spaces and report to an end user the overall status of the area.</text:p>
      <text:p text:style-name="Text_20_body">The product will provide interfaces for setting up capture areas from provided images, and for seeing most-recent or archived parking space conditions.</text:p>
      <text:p text:style-name="Standard"/>
      <text:h text:style-name="Heading_20_1" text:outline-level="1"><text:bookmark-start text:name="__RefHeading___Toc212_1036708761"/>2.2 – Product Functions<text:bookmark-end text:name="__RefHeading___Toc212_1036708761"/></text:h>
      <text:p text:style-name="Standard"/>
      <text:p text:style-name="Text_20_body">The user will be able to set up defined areas in an image that will be given to the system from a fixed camera. Parking spaces will be able to be delineated from the images, and this information be stored for future use by the product.</text:p>
      <text:p text:style-name="Text_20_body">After this setup process, the product will check the defined areas in future images given to it and report if there is a vehicle in each marked area.</text:p>
      <text:p text:style-name="Text_20_body">This information will be displayed to the user, as well as stored for a time in a file that will be accessible to the user.</text:p>
      <text:p text:style-name="Standard"/>
      <text:p text:style-name="Standard"/>
      <text:h text:style-name="Heading_20_1" text:outline-level="1"><text:bookmark-start text:name="__RefHeading___Toc214_1036708761"/><text:soft-page-break/>2.3 – User Classes<text:bookmark-end text:name="__RefHeading___Toc214_1036708761"/></text:h>
      <text:p text:style-name="Standard"/>
      <text:p text:style-name="Text_20_body">There will be two classes of user that will interact with the product. The first will handle initial setup of the system and verify that it is functioning correctly, and the other will view information reported by the system.</text:p>
      <text:p text:style-name="Text_20_body"/>
      <text:p text:style-name="Text_20_body">The user that handles setup will use a graphical interface on a computer to create and save location data for each parking are the system captures. Additionally, this user will be able to view system reports and gathered data, in order to spot check the results gathered.</text:p>
      <text:p text:style-name="Text_20_body">The second user class will have a similar graphical interface, but functionality will be limited to viewing reports generated by the system, past and present. This user will not be permitted to change or create new monitoring areas.</text:p>
      <text:p text:style-name="Standard"/>
      <text:p text:style-name="Standard"/>
      <text:h text:style-name="Heading_20_1" text:outline-level="1"><text:bookmark-start text:name="__RefHeading___Toc216_1036708761"/>2.4 – Operating Environment<text:bookmark-end text:name="__RefHeading___Toc216_1036708761"/></text:h>
      <text:p text:style-name="Standard"/>
      <text:p text:style-name="Text_20_body">The product will primarily exist on a self contained computer, which will run Ubuntu 14.04 due to software compatibility needs. Software dependencies include the deep learning library Caffe (release candidate 3), the image processing library OpenCV (v 2.4.13), and Python (v 2.7).</text:p>
      <text:p text:style-name="Text_20_body">The system will expect a camera to be connected to the computer it is deployed on, and a stream of images to be transferred from the camera to the computer.</text:p>
      <text:p text:style-name="Standard"/>
      <text:h text:style-name="Heading_20_1" text:outline-level="1"><text:bookmark-start text:name="__RefHeading___Toc369_599735868"/>2.5 – Design and Implementation Constraints<text:bookmark-end text:name="__RefHeading___Toc369_599735868"/></text:h>
      <text:p text:style-name="Standard"/>
      <text:p text:style-name="Text_20_body">Limitations in the software product will mainly affect the accuracy of the data the system will gather.</text:p>
      <text:p text:style-name="Text_20_body">Camera position and lighting conditions may be hard to control in some situations, and can greatly affect the quality of images, which in turn affects the effectiveness of the entire system.</text:p>
      <text:p text:style-name="Text_20_body">Another more subtle limitation is in the actual design and implementation of the neural network that will classify the images gathered from the camera. The design and layout of a network is incredibly variable, and techniques to increase effectiveness are changing and improving rapidly. This, added to the large amount of overhead in learning to set up such a system, will also affect accuracy of the system. That is to say, there will likely always be optimizations to make, and time limitations will be a deciding factor in when to stop making them.</text:p>
      <text:h text:style-name="Heading_20_1" text:outline-level="1"><text:bookmark-start text:name="__RefHeading___Toc220_1036708761"/>2.6 – User Documentation<text:bookmark-end text:name="__RefHeading___Toc220_1036708761"/></text:h>
      <text:p text:style-name="Standard"/>
      <text:p text:style-name="P4"><text:soft-page-break/>Instructions detailing the initial setup of the system, as well as how to view information gathered, will be provided to the end users. These instructions will preferably be provided online as either web pages or downloadable documents.</text:p>
      <text:h text:style-name="P15" text:outline-level="1"><text:bookmark-start text:name="__RefHeading___Toc222_1036708761"/>2.7 – Assumptions and Dependencies<text:bookmark-end text:name="__RefHeading___Toc222_1036708761"/></text:h>
      <text:p text:style-name="Standard"/>
      <text:p text:style-name="Text_20_body">It is assumed that the product will take full advantage of the deep learning library to be used (Caffe). Due to the complexity of the library and the problem itself however, sufficient time may not exist to properly design and implement the solution. This will lead to reduced accuracy of system reports.</text:p>
      <text:p text:style-name="Text_20_body">Another limit which is somewhat related to the first is the existence of data to train the network on. Presumably the data set which will be used initially will be sufficient to train the network on, but depending on final camera setup and lighting, the images the network was trained on may not be a good enough simulation of real images that will be gathered. This can be fixed after an initial prototype is deployed however, as training images that much more closely match the actual use case can be gathered easily.</text:p>
      <text:p text:style-name="Text_20_body">In regards to software, this product has one major dependency that could be subject to change in the future. The operating system it will run on, Ubuntu 14.04, will stop receiving support in approximately nine months at the time of writing. In the (very) long run, this could lead to complications between the OS and hardware, and the product would need to be updated to run on a newer platform.</text:p>
      <text:p text:style-name="Text_20_body"/>
      <text:h text:style-name="Heading_20_2" text:outline-level="2"><text:bookmark-start text:name="__RefHeading___Toc371_599735868"/>3 – External Interface Requirements<text:bookmark-end text:name="__RefHeading___Toc371_599735868"/></text:h>
      <text:h text:style-name="P16" text:outline-level="1"><text:bookmark-start text:name="__RefHeading___Toc373_599735868"/>3.1 – User Interfaces<text:bookmark-end text:name="__RefHeading___Toc373_599735868"/></text:h>
      <text:list xml:id="list7719803204118247866" text:style-name="L1">
        <text:list-item>
          <text:p text:style-name="P5">Parking indicators for space availability </text:p>
        </text:list-item>
        <text:list-item>
          <text:p text:style-name="P5"><text:span text:style-name="T1">Administrative/Setup interface</text:span></text:p>
        </text:list-item>
        <text:list-item>
          <text:p text:style-name="P5"><text:s/><text:span text:style-name="T1">Parking Monitoring Interface</text:span></text:p>
        </text:list-item>
      </text:list>
      <text:h text:style-name="P16" text:outline-level="1"><text:bookmark-start text:name="__RefHeading___Toc375_599735868"/>3.2 – Hardware Interfaces<text:bookmark-end text:name="__RefHeading___Toc375_599735868"/></text:h>
      <text:p text:style-name="P4">The hardware components of the parking lot application include a <text:span text:style-name="T1">c</text:span>entral <text:span text:style-name="T1">c</text:span>omputer <text:span text:style-name="T1">s</text:span>ystem, <text:span text:style-name="T1">c</text:span>lient <text:span text:style-name="T1">c</text:span>omputer, a<text:span text:style-name="T1">nd a </text:span>parking camera. Each component plays an important role in delivering the system. </text:p>
      <text:p text:style-name="P4">The <text:span text:style-name="T1">c</text:span>entral <text:span text:style-name="T1">c</text:span>omputer <text:span text:style-name="T1">s</text:span>ystem is a server based system which holds data. A computer is used to store the data which contains parking lot information and pictures, <text:span text:style-name="T1">which are </text:span>gathered from <text:span text:style-name="T1">a</text:span> camera over<text:span text:style-name="T1">looking the parking lot</text:span>. <text:s/></text:p>
      <text:p text:style-name="P4">Client interfaces to access and view parking lot information.</text:p>
      <text:h text:style-name="P16" text:outline-level="1"><text:bookmark-start text:name="__RefHeading___Toc377_599735868"/><text:soft-page-break/>3.3 – Software Interfaces<text:bookmark-end text:name="__RefHeading___Toc377_599735868"/></text:h>
      <text:p text:style-name="P4">The software interfaces <text:span text:style-name="T3">to be </text:span>used <text:span text:style-name="T3">will connect the deep learning library and software that will handle image processing as well as data storage</text:span>. </text:p>
      <text:h text:style-name="P16" text:outline-level="1"><text:bookmark-start text:name="__RefHeading___Toc379_599735868"/>3.4 – Communications Interfaces<text:bookmark-end text:name="__RefHeading___Toc379_599735868"/></text:h>
      <text:p text:style-name="P8"><text:span text:style-name="T3">The main communication interface will be between the camera and the main computer. The images that are captured by the camera will be saved in JPEG format and will be sent to the computer. The computer will them process the image and display information regarding parking. That information will then be stored in an XML file for later use.</text:span> </text:p>
      <text:p text:style-name="P8"/>
      <text:h text:style-name="P18" text:outline-level="2"><text:bookmark-start text:name="__RefHeading___Toc398_599735868"/><text:span text:style-name="T3">4 – </text:span>System Features<text:bookmark-end text:name="__RefHeading___Toc398_599735868"/></text:h>
      <text:h text:style-name="P16" text:outline-level="1"><text:bookmark-start text:name="__RefHeading___Toc383_599735868"/><text:span text:style-name="T3">4.1 –</text:span> Capture &amp; Monitor <text:span text:style-name="T3">Images</text:span><text:bookmark-end text:name="__RefHeading___Toc383_599735868"/></text:h>
      <text:h text:style-name="P19" text:outline-level="3"><text:bookmark-start text:name="__RefHeading___Toc385_599735868"/><text:span text:style-name="T3">4.1.1 – </text:span>Description and Priority<text:bookmark-end text:name="__RefHeading___Toc385_599735868"/></text:h>
      <text:p text:style-name="P6"><text:line-break/>Monitor occupied and vacant parking spaces in a parking lot by image acquisition . <text:span text:style-name="T3">Captured images will then be sent </text:span>to <text:span text:style-name="T3">the main computer system</text:span>. Priority is high.</text:p>
      <text:h text:style-name="P19" text:outline-level="3"><text:bookmark-start text:name="__RefHeading___Toc387_599735868"/><text:span text:style-name="T3">4.1.2 – </text:span>Stimulus/Response Sequences<text:bookmark-end text:name="__RefHeading___Toc387_599735868"/></text:h>
      <text:p text:style-name="P6"><text:line-break/>Stimulus:<text:tab/><text:span text:style-name="T3">An image is captured upon reaching a set time interval</text:span><text:line-break/>Response:<text:tab/><text:span text:style-name="T3">Image is sent to be processed and information is displayed about parking spaces.</text:span><text:line-break/></text:p>
      <text:h text:style-name="P19" text:outline-level="3"><text:bookmark-start text:name="__RefHeading___Toc389_599735868"/><text:span text:style-name="T3">4.1.3 – </text:span>Functional Requirements<text:bookmark-end text:name="__RefHeading___Toc389_599735868"/></text:h>
      <text:list xml:id="list3899136588051637217" text:style-name="L3">
        <text:list-item>
          <text:p text:style-name="P7">The system <text:span text:style-name="T10">must</text:span> observe parking spaces and obtain images</text:p>
        </text:list-item>
        <text:list-item>
          <text:p text:style-name="P7">The system <text:span text:style-name="T10">must</text:span> send captured images <text:span text:style-name="T10">to </text:span>the <text:span text:style-name="T10">main system </text:span>which <text:span text:style-name="T10">will then </text:span>receive <text:span text:style-name="T10">and process the images.</text:span><text:line-break/></text:p>
        </text:list-item>
      </text:list>
      <text:p text:style-name="P11"/>
      <text:h text:style-name="P18" text:outline-level="2"><text:bookmark-start text:name="__RefHeading___Toc391_599735868"/><text:span text:style-name="T3">5 – </text:span>Other Nonfunctional Requirements<text:bookmark-end text:name="__RefHeading___Toc391_599735868"/></text:h>
      <text:h text:style-name="P16" text:outline-level="1"><text:bookmark-start text:name="__RefHeading___Toc393_599735868"/><text:span text:style-name="Default_20_Paragraph_20_Font"><text:span text:style-name="T7">5.1 – </text:span></text:span><text:span text:style-name="Default_20_Paragraph_20_Font"><text:span text:style-name="T6">Performance Requirements</text:span></text:span><text:bookmark-end text:name="__RefHeading___Toc393_599735868"/></text:h>
      <text:list xml:id="list6656758566216928711" text:style-name="L4">
        <text:list-item>
          <text:p text:style-name="P9"><text:span text:style-name="Default_20_Paragraph_20_Font"><text:span text:style-name="T5">Images will be captured every 15 seconds and sent to the main system</text:span></text:span></text:p>
        </text:list-item>
        <text:list-item>
          <text:p text:style-name="P10"><text:span text:style-name="Default_20_Paragraph_20_Font"><text:span text:style-name="T5">the system must output complete results before the next image arrives</text:span></text:span></text:p>
        </text:list-item>
        <text:list-item>
          <text:p text:style-name="P10"><text:span text:style-name="Default_20_Paragraph_20_Font"><text:span text:style-name="T5">any saving of information must be completed in the same time frame</text:span></text:span></text:p>
        </text:list-item>
      </text:list>
      <text:h text:style-name="P16" text:outline-level="1"><text:bookmark-start text:name="__RefHeading___Toc395_599735868"/><text:span text:style-name="Default_20_Paragraph_20_Font"><text:span text:style-name="T7">5.</text:span></text:span><text:span text:style-name="Default_20_Paragraph_20_Font"><text:span text:style-name="T8">2</text:span></text:span><text:span text:style-name="Default_20_Paragraph_20_Font"><text:span text:style-name="T7"> – </text:span></text:span><text:span text:style-name="Default_20_Paragraph_20_Font"><text:span text:style-name="T6">Software Quality Attributes</text:span></text:span><text:bookmark-end text:name="__RefHeading___Toc395_599735868"/></text:h>
      <text:p text:style-name="P6"><text:span text:style-name="Default_20_Paragraph_20_Font"><text:span text:style-name="T9"><text:line-break/></text:span></text:span><text:span text:style-name="Default_20_Paragraph_20_Font"><text:span text:style-name="T4">Adaptability: Able to adjust to daytime and nighttime settings<text:line-break/>Availability: The system shall be available to the administrator 24hours every day of the year<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meta:initial-creator>Jeswin Abraham</meta:initial-creator>
    <meta:creation-date>2016-09-20T13:28:00Z</meta:creation-date>
    <dc:date>2016-10-01T11:25:26.636000000</dc:date>
    <meta:editing-cycles>3</meta:editing-cycles>
    <meta:editing-duration>PT10M16S</meta:editing-duration>
    <meta:document-statistic meta:table-count="0" meta:image-count="0" meta:object-count="0" meta:page-count="6" meta:paragraph-count="94" meta:word-count="1507" meta:character-count="9270" meta:non-whitespace-character-count="7798"/>
    <meta:template xlink:type="simple" xlink:actuate="onRequest" xlink:title="" xlink:href="Normal"/>
  </office:meta>
</office:document-meta>
</file>